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justify" style:justify-single-word="false"/>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solid" style:text-underline-width="auto" style:text-underline-color="font-color" fo:font-weight="normal" style:font-weight-asian="normal" style:font-name-complex="Calibri1" style:font-weight-complex="normal"/>
    </style:style>
    <style:style style:name="P6" style:family="paragraph" style:parent-style-name="Standard">
      <style:paragraph-properties fo:text-align="justify" style:justify-single-word="false"/>
      <style:text-properties style:font-name="Arial" style:text-underline-style="solid" style:text-underline-width="auto" style:text-underline-color="font-color" fo:font-weight="normal" style:font-weight-asian="normal" style:font-name-complex="Calibri1" style:font-weight-complex="normal"/>
    </style:style>
    <style:style style:name="P7"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style:font-name="Arial" style:text-underline-style="none" fo:font-weight="normal" style:font-weight-asian="normal" style:font-name-complex="Calibri1" style:font-weight-complex="normal"/>
    </style:style>
    <style:style style:name="P9" style:family="paragraph" style:parent-style-name="Standard">
      <style:paragraph-properties fo:text-align="justify" style:justify-single-word="false"/>
      <style:text-properties style:font-name="Arial" fo:font-weight="normal" style:font-weight-asian="normal" style:font-weight-complex="normal"/>
    </style:style>
    <style:style style:name="P10" style:family="paragraph" style:parent-style-name="Standard">
      <style:paragraph-properties fo:text-align="justify" style:justify-single-word="false"/>
      <style:text-properties style:font-name="Arial" fo:font-size="12pt"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fo:text-align="justify" style:justify-single-word="false"/>
      <style:text-properties style:font-name="Arial" fo:font-size="12pt" fo:font-weight="normal" style:font-name-asian="Calibri" style:font-size-asian="12pt" style:font-weight-asian="normal" style:font-name-complex="Calibri" style:font-size-complex="12pt" style:font-weight-complex="normal"/>
    </style:style>
    <style:style style:name="P12" style:family="paragraph" style:parent-style-name="Standard" style:list-style-name="L1">
      <style:paragraph-properties fo:text-align="justify" style:justify-single-word="false"/>
      <style:text-properties style:font-name="Arial" fo:font-size="12pt" fo:font-weight="normal" style:font-name-asian="Calibri" style:font-size-asian="12pt" style:font-weight-asian="normal" style:font-name-complex="Calibri" style:font-size-complex="12pt" style:font-weight-complex="normal"/>
    </style:style>
    <style:style style:name="P13" style:family="paragraph" style:parent-style-name="Standard">
      <style:paragraph-properties fo:text-align="justify" style:justify-single-word="false"/>
      <style:text-properties style:font-name="Arial" fo:font-size="12pt" style:text-underline-style="none" fo:font-weight="normal" style:font-name-asian="Calibri" style:font-size-asian="12pt" style:font-weight-asian="normal" style:font-name-complex="Calibri" style:font-size-complex="12pt" style:font-weight-complex="normal"/>
    </style:style>
    <style:style style:name="P14" style:family="paragraph" style:parent-style-name="Standard" style:list-style-name="L5">
      <style:paragraph-properties fo:text-align="justify" style:justify-single-word="false"/>
      <style:text-properties style:font-name="Arial" fo:font-size="12pt" style:text-underline-style="none" fo:font-weight="normal" style:font-name-asian="Calibri" style:font-size-asian="12pt" style:font-weight-asian="normal" style:font-name-complex="Calibri" style:font-size-complex="12pt" style:font-weight-complex="normal"/>
    </style:style>
    <style:style style:name="P15" style:family="paragraph" style:parent-style-name="Standard" style:list-style-name="L2">
      <style:paragraph-properties fo:text-align="justify" style:justify-single-word="false"/>
      <style:text-properties style:font-name="Arial" style:text-underline-style="none" fo:font-weight="normal" style:font-weight-asian="normal" style:font-weight-complex="normal"/>
    </style:style>
    <style:style style:name="P16" style:family="paragraph" style:parent-style-name="Standard" style:list-style-name="L3">
      <style:paragraph-properties fo:text-align="justify" style:justify-single-word="false"/>
      <style:text-properties style:font-name="Arial" style:text-underline-style="none" fo:font-weight="normal" style:font-weight-asian="normal" style:font-weight-complex="normal"/>
    </style:style>
    <style:style style:name="P17" style:family="paragraph" style:parent-style-name="Standard" style:list-style-name="L4">
      <style:paragraph-properties fo:text-align="justify" style:justify-single-word="false"/>
      <style:text-properties style:font-name="Arial" style:text-underline-style="none" fo:font-weight="normal" style:font-weight-asian="normal" style:font-weight-complex="normal"/>
    </style:style>
    <style:style style:name="P18" style:family="paragraph" style:parent-style-name="Standard" style:list-style-name="L3">
      <style:paragraph-properties fo:margin-left="2.491cm" fo:margin-right="0cm" fo:text-align="justify" style:justify-single-word="false" fo:text-indent="-0.635cm" style:auto-text-indent="false"/>
      <style:text-properties style:font-name="Arial" style:text-underline-style="none" fo:font-weight="normal" style:font-weight-asian="normal" style:font-weight-complex="normal"/>
    </style:style>
    <style:style style:name="P19" style:family="paragraph" style:parent-style-name="Standard" style:list-style-name="L4">
      <style:paragraph-properties fo:margin-left="2.491cm" fo:margin-right="0cm" fo:text-align="justify" style:justify-single-word="false" fo:text-indent="-0.635cm" style:auto-text-indent="false"/>
      <style:text-properties style:font-name="Arial" fo:font-size="12pt" style:text-underline-style="none" fo:font-weight="normal" style:font-name-asian="Calibri" style:font-size-asian="12pt" style:font-weight-asian="normal" style:font-name-complex="Calibri" style:font-size-complex="12pt" style:font-weight-complex="normal"/>
    </style:style>
    <style:style style:name="P20" style:family="paragraph" style:parent-style-name="Standard" style:list-style-name="L5">
      <style:paragraph-properties fo:margin-left="2.491cm" fo:margin-right="0cm" fo:text-align="justify" style:justify-single-word="false" fo:text-indent="-0.635cm" style:auto-text-indent="false"/>
      <style:text-properties style:font-name="Arial" fo:font-size="12pt" style:text-underline-style="none" fo:font-weight="normal" style:font-name-asian="Calibri" style:font-size-asian="12pt" style:font-weight-asian="normal" style:font-name-complex="Calibri" style:font-size-complex="12pt" style:font-weight-complex="normal"/>
    </style:style>
    <style:style style:name="P21" style:family="paragraph" style:parent-style-name="Standard" style:list-style-name="L5">
      <style:paragraph-properties fo:margin-left="3.736cm" fo:margin-right="0cm" fo:text-align="justify" style:justify-single-word="false" fo:text-indent="-0.635cm" style:auto-text-indent="false"/>
      <style:text-properties style:font-name="Arial" fo:font-size="12pt" style:text-underline-style="none" fo:font-weight="normal" style:font-name-asian="Calibri" style:font-size-asian="12pt" style:font-weight-asian="normal" style:font-name-complex="Calibri" style:font-size-complex="12pt" style:font-weight-complex="normal"/>
    </style:style>
    <style:style style:name="P22" style:family="paragraph" style:parent-style-name="Standard" style:list-style-name="L5">
      <style:paragraph-properties fo:margin-left="1.856cm" fo:margin-right="0cm" fo:text-align="justify" style:justify-single-word="false" fo:text-indent="0cm" style:auto-text-indent="false"/>
      <style:text-properties style:font-name="Arial"/>
    </style:style>
    <style:style style:name="T1" style:family="text">
      <style:text-properties style:font-name-complex="Calibri1"/>
    </style:style>
    <style:style style:name="T2" style:family="text">
      <style:text-properties style:text-underline-style="none"/>
    </style:style>
    <style:style style:name="T3" style:family="text">
      <style:text-properties fo:font-size="12pt" style:font-name-asian="Calibri" style:font-size-asian="12pt" style:font-name-complex="Calibri"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 Aufgabenstellung</text:p>
      <text:p text:style-name="P1"/>
      <text:p text:style-name="P3">X.1. <text:span text:style-name="T1">Was ist Gegenstand des Projektauftrags?</text:span></text:p>
      <text:p text:style-name="P5"/>
      <text:p text:style-name="P9">Das Ziel unseres Projektes ist das Erstellen einer Webapplikation zur Verbesserung des Zeitmanagements von Privatpersonen und Personengruppen.</text:p>
      <text:p text:style-name="P8">Bisher stellen wir uns dies auf Grundlage des Ansatzes von Canban vor, jedoch kann sich dieses im Verlauf des Projekts noch ändern, sofern andere Methoden/Ansätze zielführender erscheinen.</text:p>
      <text:p text:style-name="P8"/>
      <text:p text:style-name="P6">X.2. Warum wurde dieser Auftrag gewählt?</text:p>
      <text:p text:style-name="P4"/>
      <text:p text:style-name="P7">Das Zeitmanagement ist gerade in der heutigen Zeit ein immer wichtigeres Thema. </text:p>
      <text:p text:style-name="P7">Dies gilt nicht nur im Beruf, sondern auch im privaten Bereicht, insbesondere ist es wichtig <text:s/>offene Zeitresourcen zu erkenne um diese Sinvoll nutzen zu können.</text:p>
      <text:p text:style-name="P7">Da wir selber mitunter größere Probleme mit unserem Zeitmanagement haben, bzw. das Gefühl haben unsere Zeit ineffektiv zu nutzen, sehen wir in diesem Projekt außerdem einen persönlichen Nutzen.</text:p>
      <text:p text:style-name="P7"/>
      <text:p text:style-name="P7"/>
      <text:p text:style-name="P2"><text:span text:style-name="T2">X. </text:span><text:span text:style-name="T3">Ist-Analyse</text:span></text:p>
      <text:p text:style-name="P10"/>
      <text:list xml:id="list8722632543127829752" text:style-name="L1">
        <text:list-item>
          <text:p text:style-name="P12">Problem: Zeiteinteilung, Gruppen <text:s/>Zeitplanung</text:p>
        </text:list-item>
        <text:list-item>
          <text:p text:style-name="P12">Zurzeit unstrukturierte Ausführung von Tätigkeiten, keine Übersicht wann was getan werden muss/sollte -&gt; wichtige Sachen werden nicht/zuspät erledigt</text:p>
        </text:list-item>
        <text:list-item>
          <text:p text:style-name="P12">Ziel: Freiräume schaffen durch besseres Zeitmanagement, Vermeiden des Vergessens wichtiger Aufgaben, dinge nur dann tun, wenn sie nötigt sind, Zeitplanung innerhalb einer Gruppe von Nutzern, überall erreichbar, Zentrale Verwaltung aller Aufgaben und Termine</text:p>
        </text:list-item>
      </text:list>
      <text:p text:style-name="P11"/>
      <text:p text:style-name="P10">X. Soll-Konzept</text:p>
      <text:p text:style-name="P2"/>
      <text:p text:style-name="P4">X.1. Lösungsansatz</text:p>
      <text:p text:style-name="P4"/>
      <text:list xml:id="list9029154363040989452" text:style-name="L2">
        <text:list-item>
          <text:p text:style-name="P15">Organisierung der Termine/Aufgaben in Form von Tickets</text:p>
        </text:list-item>
        <text:list-item>
          <text:p text:style-name="P15">Anordnung der Tickets nach den Regeln von Canban</text:p>
        </text:list-item>
      </text:list>
      <text:p text:style-name="P7"/>
      <text:p text:style-name="P4">X.2. Architektur</text:p>
      <text:p text:style-name="P4"/>
      <text:list xml:id="list6253209633940676659" text:style-name="L3">
        <text:list-item>
          <text:p text:style-name="P16">Frontend:</text:p>
        </text:list-item>
        <text:list-item>
          <text:p text:style-name="P18">MVC (Implementierung durch Emberjs)</text:p>
        </text:list-item>
        <text:list-item>
          <text:p text:style-name="P18">LESS als CSS "Ersatz"</text:p>
        </text:list-item>
        <text:list-item>
          <text:p text:style-name="P18">HTML5-Technologien (localStorage, SSE, WebWorker etc.)</text:p>
        </text:list-item>
        <text:list-item>
          <text:p text:style-name="P16">Backend:</text:p>
        </text:list-item>
        <text:list-item>
          <text:p text:style-name="P18">ActiveRecord als ORM-Framework</text:p>
        </text:list-item>
        <text:list-item>
          <text:p text:style-name="P18">Grunt für die Compilierung von LESS und Handelbars</text:p>
        </text:list-item>
      </text:list>
      <text:p text:style-name="P7"/>
      <text:p text:style-name="P4">X.3. Vor- und Nachteile (Architektur, Implementierung und Inhalt)</text:p>
      <text:p text:style-name="P4"/>
      <text:list xml:id="list8987135760167306567" text:style-name="L4">
        <text:list-item>
          <text:p text:style-name="P17">Vorteile:</text:p>
        </text:list-item>
        <text:list-item>
          <text:p text:style-name="P19">Freiräume schaffen durch besseres Zeitmanagement </text:p>
        </text:list-item>
        <text:list-item>
          <text:p text:style-name="P19"><text:soft-page-break/>Vermeiden des Vergessens wichtiger Aufgaben </text:p>
        </text:list-item>
        <text:list-item>
          <text:p text:style-name="P19">dinge nur dann tun, wenn sie nötigt sind </text:p>
        </text:list-item>
        <text:list-item>
          <text:p text:style-name="P19">Zeitplanung innerhalb einer Gruppe von Nutzern</text:p>
        </text:list-item>
        <text:list-item>
          <text:p text:style-name="P19">überall erreichbar</text:p>
        </text:list-item>
        <text:list-item>
          <text:p text:style-name="P19">Zentrale Verwaltung aller Aufgaben und Termine</text:p>
        </text:list-item>
        <text:list-item>
          <text:p text:style-name="P19">all-in-one Client-Architektur lösung durch ember</text:p>
        </text:list-item>
      </text:list>
      <text:list xml:id="list7946129411857493212" text:style-name="L5">
        <text:list-item>
          <text:p text:style-name="P14">Nachteile</text:p>
        </text:list-item>
        <text:list-item>
          <text:p text:style-name="P20">handlebars templates müssen in einer Datei stehen</text:p>
        </text:list-item>
        <text:list-item>
          <text:p text:style-name="P21">zusätzlicher Zeitaufwand für implementierung von Grunt </text:p>
        </text:list-item>
        <text:list-item>
          <text:p text:style-name="P20">Keine native SQL unterstüzung von ember</text:p>
          <text:p text:style-name="P22"/>
        </text:list-item>
      </text:list>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M21S</meta:editing-duration>
    <meta:editing-cycles>14</meta:editing-cycles>
    <meta:generator>OpenOffice.org/3.4.1$Win32 OpenOffice.org_project/341m1$Build-9593</meta:generator>
    <dc:date>2014-02-26T14:21:44.44</dc:date>
    <meta:document-statistic meta:table-count="0" meta:image-count="0" meta:object-count="0" meta:page-count="2" meta:paragraph-count="37" meta:word-count="317" meta:character-count="2231"/>
    <meta:user-defined meta:name="Info 1"/>
    <meta:user-defined meta:name="Info 2"/>
    <meta:user-defined meta:name="Info 3"/>
    <meta:user-defined meta:name="Info 4"/>
  </office:meta>
</office:document-meta>
</file>